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19.97mm"/>
    </style:style>
    <style:style style:name="co3" style:family="table-column">
      <style:table-column-properties fo:break-before="auto" style:column-width="14.78mm"/>
    </style:style>
    <style:style style:name="co4" style:family="table-column">
      <style:table-column-properties fo:break-before="auto" style:column-width="15.59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30.3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8.75mm"/>
    </style:style>
    <style:style style:name="co10" style:family="table-column">
      <style:table-column-properties fo:break-before="auto" style:column-width="3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6666" style:text-align-source="fix" style:repeat-content="false" fo:border="0.74pt solid #000000"/>
      <style:paragraph-properties fo:text-align="center" fo:margin-left="0mm"/>
      <style:text-properties fo:color="#ffffff" style:font-name="Liberation Sans" fo:font-weight="bold" style:font-name-asian="Droid Sans Fallback" style:font-weight-asian="bold" style:font-name-complex="FreeSans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 style:data-style-name="N0">
      <style:table-cell-properties fo:border-bottom="none" fo:background-color="#e6e6e6" style:diagonal-bl-tr="none" style:diagonal-tl-br="none" style:text-align-source="fix" style:repeat-content="false" fo:wrap-option="no-wrap" fo:border-left="0.74pt solid #000000" fo:padding="0.35mm" fo:border-right="0.74pt dashed #000000" style:rotation-angle="0" style:rotation-align="none" fo:border-top="0.74pt solid #000000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dashed #000000" fo:border-top="none"/>
      <style:paragraph-properties fo:text-align="center" fo:margin-left="0mm"/>
    </style:style>
    <style:style style:name="ce5" style:family="table-cell" style:parent-style-name="Default" style:data-style-name="N0">
      <style:table-cell-properties fo:border-bottom="none" fo:background-color="#e6e6e6" style:diagonal-bl-tr="none" style:diagonal-tl-br="none" style:text-align-source="fix" style:repeat-content="false" fo:wrap-option="no-wrap" fo:border-left="0.74pt solid #000000" fo:padding="0.35mm" fo:border-right="0.74pt dashed #000000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0.74pt dashed #000000" fo:border-top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ackground-color="#e6e6e6" style:diagonal-bl-tr="none" style:diagonal-tl-br="none" style:text-align-source="fix" style:repeat-content="false" fo:wrap-option="no-wrap" fo:border-left="0.74pt dashed #000000" fo:padding="0.35mm" fo:border-right="0.74pt solid #000000" style:rotation-angle="0" style:rotation-align="none" fo:border-top="0.74pt solid #000000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border-left="0.74pt dashed #000000" fo:border-right="0.74pt solid #000000" fo:border-top="none"/>
      <style:paragraph-properties fo:text-align="center" fo:margin-left="0mm"/>
    </style:style>
    <style:style style:name="ce10" style:family="table-cell" style:parent-style-name="Default" style:data-style-name="N0">
      <style:table-cell-properties fo:border-bottom="none" fo:background-color="#e6e6e6" style:diagonal-bl-tr="none" style:diagonal-tl-br="none" style:text-align-source="fix" style:repeat-content="false" fo:wrap-option="no-wrap" fo:border-left="0.74pt dashed #000000" fo:padding="0.35mm" fo:border-right="0.74pt solid #000000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11" style:family="table-cell" style:parent-style-name="Default">
      <style:table-cell-properties fo:border-bottom="0.74pt solid #000000" style:text-align-source="fix" style:repeat-content="false" fo:border-left="0.74pt dashed #000000" fo:border-right="0.74pt solid #000000" fo:border-top="none"/>
      <style:paragraph-properties fo:text-align="center" fo:margin-left="0mm"/>
    </style:style>
    <style:style style:name="ce12" style:family="table-cell" style:parent-style-name="Default" style:data-style-name="N100">
      <style:table-cell-properties fo:border-bottom="none" fo:background-color="#006666" style:diagonal-bl-tr="none" style:diagonal-tl-br="none" style:text-align-source="fix" style:repeat-content="false" fo:wrap-option="no-wrap" fo:border-left="1.5pt solid #000000" fo:padding="0.35mm" fo:border-right="0.74pt solid #000000" style:rotation-angle="0" style:rotation-align="none" fo:border-top="0.74pt solid #000000" style:vertical-align="automatic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000000" fo:background-color="#ffffff" style:diagonal-bl-tr="none" style:diagonal-tl-br="none" style:text-align-source="fix" style:repeat-content="false" fo:wrap-option="no-wrap" fo:border-left="1.5pt solid #000000" fo:padding="0.35mm" fo:border-right="0.74pt solid #000000" style:rotation-angle="0" style:rotation-align="none" fo:border-top="0.74pt solid #000000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none" fo:background-color="#e6e6e6" style:diagonal-bl-tr="none" style:diagonal-tl-br="none" style:text-align-source="fix" style:repeat-content="false" fo:wrap-option="no-wrap" fo:border-left="1.5pt solid #000000" fo:padding="0.35mm" fo:border-right="0.74pt dashed #000000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none" fo:background-color="#ffffff" style:diagonal-bl-tr="none" style:diagonal-tl-br="none" style:text-align-source="fix" style:repeat-content="false" fo:wrap-option="no-wrap" fo:border-left="1.5pt solid #000000" fo:padding="0.35mm" fo:border-right="0.74pt dashed #000000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000000" fo:background-color="#ffffff" style:diagonal-bl-tr="none" style:diagonal-tl-br="none" style:text-align-source="fix" style:repeat-content="false" fo:wrap-option="no-wrap" fo:border-left="1.5pt solid #000000" fo:padding="0.35mm" fo:border-right="0.74pt dashed #000000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order-bottom="none" fo:background-color="#004a4a" style:diagonal-bl-tr="none" style:diagonal-tl-br="none" style:text-align-source="fix" style:repeat-content="false" fo:wrap-option="no-wrap" fo:border-left="none" fo:padding="0.35mm" fo:border-right="none" style:rotation-angle="0" style:rotation-align="none" fo:border-top="0.74pt solid #000000" style:vertical-align="automatic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74pt solid #000000" fo:padding="0.35mm" style:rotation-angle="0" style:rotation-align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none" fo:background-color="#e6e6e6" style:diagonal-bl-tr="none" style:diagonal-tl-br="none" style:text-align-source="fix" style:repeat-content="false" fo:wrap-option="no-wrap" fo:border-left="0.74pt dashed #000000" fo:padding="0.35mm" fo:border-right="0.74pt dashed #000000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none" fo:background-color="#ffffff" style:diagonal-bl-tr="none" style:diagonal-tl-br="none" style:text-align-source="fix" style:repeat-content="false" fo:wrap-option="no-wrap" fo:border-left="0.74pt dashed #000000" fo:padding="0.35mm" fo:border-right="0.74pt dashed #000000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000000" fo:background-color="#ffffff" style:diagonal-bl-tr="none" style:diagonal-tl-br="none" style:text-align-source="fix" style:repeat-content="false" fo:wrap-option="no-wrap" fo:border-left="0.74pt dashed #000000" fo:padding="0.35mm" fo:border-right="0.74pt dashed #000000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order-bottom="none" fo:background-color="#ffffff" style:diagonal-bl-tr="none" style:diagonal-tl-br="none" style:text-align-source="fix" style:repeat-content="false" fo:wrap-option="no-wrap" fo:border-left="0.74pt dashed #000000" fo:padding="0.35mm" fo:border-right="0.74pt dashed #000000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fo:border-bottom="none" fo:background-color="#e6e6e6" style:diagonal-bl-tr="none" style:diagonal-tl-br="none" style:text-align-source="fix" style:repeat-content="false" fo:wrap-option="no-wrap" fo:border-left="0.74pt dashed #000000" fo:padding="0.35mm" fo:border-right="0.74pt dashed #000000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100">
      <style:table-cell-properties fo:border-bottom="none" fo:background-color="#004a4a" style:diagonal-bl-tr="none" style:diagonal-tl-br="none" style:text-align-source="fix" style:repeat-content="false" fo:wrap-option="no-wrap" fo:border-left="none" fo:padding="0.35mm" fo:border-right="0.74pt solid #000000" style:rotation-angle="0" style:rotation-align="none" fo:border-top="0.74pt solid #000000" style:vertical-align="automatic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0">
      <style:table-cell-properties fo:border-bottom="none" fo:background-color="#ffffff" style:diagonal-bl-tr="none" style:diagonal-tl-br="none" style:text-align-source="fix" style:repeat-content="false" fo:wrap-option="no-wrap" fo:border-left="0.74pt dashed #000000" fo:padding="0.35mm" fo:border-right="0.74pt solid #000000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6" style:family="table-cell" style:parent-style-name="Default" style:data-style-name="N0">
      <style:table-cell-properties fo:border-bottom="0.74pt solid #000000" fo:background-color="#ffffff" style:diagonal-bl-tr="none" style:diagonal-tl-br="none" style:text-align-source="fix" style:repeat-content="false" fo:wrap-option="no-wrap" fo:border-left="0.74pt dashed #000000" fo:padding="0.35mm" fo:border-right="0.74pt solid #000000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7" style:family="table-cell" style:parent-style-name="Default">
      <style:table-cell-properties fo:background-color="#006666" style:text-align-source="fix" style:repeat-content="false" fo:border="0.74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29" style:family="table-cell" style:parent-style-name="Default" style:data-style-name="N0">
      <style:table-cell-properties fo:border-bottom="none" fo:background-color="#e6e6e6" style:diagonal-bl-tr="none" style:diagonal-tl-br="none" style:text-align-source="fix" style:repeat-content="false" fo:wrap-option="no-wrap" fo:border-left="0.74pt dashed #000000" fo:padding="0.35mm" fo:border-right="0.74pt dashed #000000" style:rotation-angle="0" style:rotation-align="none" fo:border-top="0.74pt solid #000000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30" style:family="table-cell" style:parent-style-name="Default">
      <style:table-cell-properties fo:border-bottom="none" style:text-align-source="fix" style:repeat-content="false" fo:border-left="0.74pt dashed #000000" fo:border-right="0.74pt dashed #000000" fo:border-top="none"/>
      <style:paragraph-properties fo:text-align="center" fo:margin-left="0mm"/>
    </style:style>
    <style:style style:name="ce31" style:family="table-cell" style:parent-style-name="Default">
      <style:table-cell-properties fo:border-bottom="0.74pt solid #000000" style:text-align-source="fix" style:repeat-content="false" fo:border-left="0.74pt dashed #000000" fo:border-right="0.74pt dashed #000000" fo:border-top="none"/>
      <style:paragraph-properties fo:text-align="center" fo:margin-left="0mm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Asignatura&quot;;&quot;Profesor&quot;)" table:allow-empty-cell="false" table:display-list="unsorted" table:base-cell-address="Hoja1.B6">
          <table:error-message table:message-type="stop" table:display="true"/>
        </table:content-validation>
      </table:content-validations>
      <table:table table:name="Hoja1" table:style-name="ta1">
        <table:shapes>
          <draw:frame draw:z-index="0" draw:style-name="gr1" draw:text-style-name="P1" svg:width="280.59mm" svg:height="89.99mm" svg:x="13.59mm" svg:y="211.11mm">
            <draw:object draw:notify-on-update-of-ranges="Hoja1.C5:Hoja1.C5 Hoja1.C6:Hoja1.C45 Hoja1.D5:Hoja1.D5 Hoja1.D6:Hoja1.D45 Hoja1.E5:Hoja1.E5 Hoja1.E6:Hoja1.E45 Hoja1.F5:Hoja1.F5 Hoja1.F6:Hoja1.F4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9"/>
        <table:table-column table:style-name="co3" table:default-cell-style-name="ce14"/>
        <table:table-column table:style-name="co4" table:default-cell-style-name="ce19"/>
        <table:table-column table:style-name="co5" table:default-cell-style-name="ce22"/>
        <table:table-column table:style-name="co6" table:default-cell-style-name="ce10"/>
        <table:table-column table:style-name="co7" table:default-cell-style-name="Default"/>
        <table:table-column table:style-name="co8" table:default-cell-style-name="ce4"/>
        <table:table-column table:style-name="co8" table:number-columns-repeated="19" table:default-cell-style-name="ce30"/>
        <table:table-column table:style-name="co8" table:default-cell-style-name="ce9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3">
          <table:table-cell table:style-name="Default" table:number-columns-repeated="6"/>
          <table:table-cell/>
          <table:table-cell table:style-name="Default" table:number-columns-repeated="21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PREGUNTA</text:p>
          </table:table-cell>
          <table:covered-table-cell table:style-name="ce7"/>
          <table:table-cell table:style-name="ce12" office:value-type="string" calcext:value-type="string" table:number-columns-spanned="4" table:number-rows-spanned="1">
            <text:p>RESULTADOS</text:p>
          </table:table-cell>
          <table:covered-table-cell table:number-columns-repeated="2" table:style-name="ce17"/>
          <table:covered-table-cell table:style-name="ce24"/>
          <table:table-cell/>
          <table:table-cell table:style-name="Default" table:number-columns-repeated="21"/>
          <table:table-cell table:number-columns-repeated="3"/>
        </table:table-row>
        <table:table-row table:style-name="ro1">
          <table:table-cell table:style-name="ce2" office:value-type="string" calcext:value-type="string">
            <text:p>Pregunta</text:p>
          </table:table-cell>
          <table:table-cell table:style-name="ce2" office:value-type="string" calcext:value-type="string">
            <text:p>Evalúa</text:p>
          </table:table-cell>
          <table:table-cell table:style-name="ce13" office:value-type="string" calcext:value-type="string">
            <text:p>Mínimo</text:p>
          </table:table-cell>
          <table:table-cell table:style-name="ce18" office:value-type="string" calcext:value-type="string">
            <text:p>Máximo</text:p>
          </table:table-cell>
          <table:table-cell table:style-name="ce18" office:value-type="string" calcext:value-type="string">
            <text:p>Media</text:p>
          </table:table-cell>
          <table:table-cell table:style-name="ce18" office:value-type="string" calcext:value-type="string">
            <text:p>Desviación típica</text:p>
          </table:table-cell>
          <table:table-cell/>
          <table:table-cell table:style-name="ce27" office:value-type="string" calcext:value-type="string" table:number-columns-spanned="21" table:number-rows-spanned="1">
            <text:p>RESPUESTAS DE LA ENCUESTA</text:p>
          </table:table-cell>
          <table:covered-table-cell table:number-columns-repeated="19" table:style-name="ce28"/>
          <table:covered-table-cell table:style-name="ce32"/>
          <table:table-cell table:number-columns-repeated="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signatura</text:p>
          </table:table-cell>
          <table:table-cell table:formula="of:=MIN([.H6:.AB6])" office:value-type="float" office:value="2" calcext:value-type="float">
            <text:p>2</text:p>
          </table:table-cell>
          <table:table-cell table:formula="of:=MAX([.H6:.AB6])" office:value-type="float" office:value="4" calcext:value-type="float">
            <text:p>4</text:p>
          </table:table-cell>
          <table:table-cell table:style-name="ce19" table:formula="of:=GEOMEAN([.H6:.AB6] )" office:value-type="float" office:value="2.97390698366504" calcext:value-type="float">
            <text:p>2,9739069837</text:p>
          </table:table-cell>
          <table:table-cell table:formula="of:=STDEV([.H6:.AB6])" office:value-type="float" office:value="0.669043382464133" calcext:value-type="float">
            <text:p>0,6690433825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6"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ce33" office:value-type="string" calcext:value-type="string">
            <text:p>Media de la asignatura</text:p>
          </table:table-cell>
          <table:table-cell table:style-name="ce33" office:value-type="string" calcext:value-type="string">
            <text:p>Media del profeso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Asignatura</text:p>
          </table:table-cell>
          <table:table-cell table:style-name="ce15" table:formula="of:=MIN([.H7:.AB7])" office:value-type="float" office:value="1" calcext:value-type="float">
            <text:p>1</text:p>
          </table:table-cell>
          <table:table-cell table:style-name="ce20" table:formula="of:=MAX([.H7:.AB7])" office:value-type="float" office:value="4" calcext:value-type="float">
            <text:p>4</text:p>
          </table:table-cell>
          <table:table-cell table:formula="of:=GEOMEAN([.H7:.AB7] )" office:value-type="float" office:value="2.39889537623885" calcext:value-type="float">
            <text:p>2,3988953762</text:p>
          </table:table-cell>
          <table:table-cell table:style-name="ce25" table:formula="of:=STDEV([.H7:.AB7])" office:value-type="float" office:value="1.11055541659718" calcext:value-type="float">
            <text:p>1,11055541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33" table:formula="of:=SUMIF([.B6:.B45];&quot;Asignatura&quot;;[.E6:.E45])/COUNTIF([.B6:.B45];&quot;Asignatura&quot;)" office:value-type="float" office:value="2.56715882685183" calcext:value-type="float">
            <text:p>2,5671588269</text:p>
          </table:table-cell>
          <table:table-cell table:style-name="ce34" table:formula="of:=SUMIF([.B6:.B45];&quot;Profesor&quot;;[.E6:.E45])/COUNTIF([.B6:.B45];&quot;Profesor&quot;)" office:value-type="float" office:value="2.345864234536" calcext:value-type="float">
            <text:p>2,3458642345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Asignatura</text:p>
          </table:table-cell>
          <table:table-cell table:formula="of:=MIN([.H8:.AB8])" office:value-type="float" office:value="1" calcext:value-type="float">
            <text:p>1</text:p>
          </table:table-cell>
          <table:table-cell table:formula="of:=MAX([.H8:.AB8])" office:value-type="float" office:value="4" calcext:value-type="float">
            <text:p>4</text:p>
          </table:table-cell>
          <table:table-cell table:style-name="ce23" table:formula="of:=GEOMEAN([.H8:.AB8] )" office:value-type="float" office:value="2.36039153716273" calcext:value-type="float">
            <text:p>2,3603915372</text:p>
          </table:table-cell>
          <table:table-cell table:formula="of:=STDEV([.H8:.AB8])" office:value-type="float" office:value="0.813575295780767" calcext:value-type="float">
            <text:p>0,8135752958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7"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Profesor</text:p>
          </table:table-cell>
          <table:table-cell table:style-name="ce15" table:formula="of:=MIN([.H9:.AB9])" office:value-type="float" office:value="1" calcext:value-type="float">
            <text:p>1</text:p>
          </table:table-cell>
          <table:table-cell table:style-name="ce20" table:formula="of:=MAX([.H9:.AB9])" office:value-type="float" office:value="4" calcext:value-type="float">
            <text:p>4</text:p>
          </table:table-cell>
          <table:table-cell table:formula="of:=GEOMEAN([.H9:.AB9] )" office:value-type="float" office:value="2.55624829638412" calcext:value-type="float">
            <text:p>2,5562482964</text:p>
          </table:table-cell>
          <table:table-cell table:style-name="ce25" table:formula="of:=STDEV([.H9:.AB9])" office:value-type="float" office:value="0.943650459903555" calcext:value-type="float">
            <text:p>0,943650459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Profesor</text:p>
          </table:table-cell>
          <table:table-cell table:formula="of:=MIN([.H10:.AB10])" office:value-type="float" office:value="1" calcext:value-type="float">
            <text:p>1</text:p>
          </table:table-cell>
          <table:table-cell table:formula="of:=MAX([.H10:.AB10])" office:value-type="float" office:value="4" calcext:value-type="float">
            <text:p>4</text:p>
          </table:table-cell>
          <table:table-cell table:style-name="ce23" table:formula="of:=GEOMEAN([.H10:.AB10] )" office:value-type="float" office:value="2.33406195690484" calcext:value-type="float">
            <text:p>2,3340619569</text:p>
          </table:table-cell>
          <table:table-cell table:formula="of:=STDEV([.H10:.AB10])" office:value-type="float" office:value="0.813575295780767" calcext:value-type="float">
            <text:p>0,813575295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3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Profesor</text:p>
          </table:table-cell>
          <table:table-cell table:style-name="ce15" table:formula="of:=MIN([.H11:.AB11])" office:value-type="float" office:value="1" calcext:value-type="float">
            <text:p>1</text:p>
          </table:table-cell>
          <table:table-cell table:style-name="ce20" table:formula="of:=MAX([.H11:.AB11])" office:value-type="float" office:value="4" calcext:value-type="float">
            <text:p>4</text:p>
          </table:table-cell>
          <table:table-cell table:formula="of:=GEOMEAN([.H11:.AB11] )" office:value-type="float" office:value="1.95689220263223" calcext:value-type="float">
            <text:p>1,9568922026</text:p>
          </table:table-cell>
          <table:table-cell table:style-name="ce25" table:formula="of:=STDEV([.H11:.AB11])" office:value-type="float" office:value="0.768424485864545" calcext:value-type="float">
            <text:p>0,76842448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Profesor</text:p>
          </table:table-cell>
          <table:table-cell table:formula="of:=MIN([.H12:.AB12])" office:value-type="float" office:value="1" calcext:value-type="float">
            <text:p>1</text:p>
          </table:table-cell>
          <table:table-cell table:formula="of:=MAX([.H12:.AB12])" office:value-type="float" office:value="3" calcext:value-type="float">
            <text:p>3</text:p>
          </table:table-cell>
          <table:table-cell table:style-name="ce23" table:formula="of:=GEOMEAN([.H12:.AB12] )" office:value-type="float" office:value="1.94112397450067" calcext:value-type="float">
            <text:p>1,9411239745</text:p>
          </table:table-cell>
          <table:table-cell table:formula="of:=STDEV([.H12:.AB12])" office:value-type="float" office:value="0.768424485864545" calcext:value-type="float">
            <text:p>0,7684244859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Profesor</text:p>
          </table:table-cell>
          <table:table-cell table:style-name="ce15" table:formula="of:=MIN([.H13:.AB13])" office:value-type="float" office:value="1" calcext:value-type="float">
            <text:p>1</text:p>
          </table:table-cell>
          <table:table-cell table:style-name="ce20" table:formula="of:=MAX([.H13:.AB13])" office:value-type="float" office:value="4" calcext:value-type="float">
            <text:p>4</text:p>
          </table:table-cell>
          <table:table-cell table:formula="of:=GEOMEAN([.H13:.AB13] )" office:value-type="float" office:value="2.39294938436198" calcext:value-type="float">
            <text:p>2,3929493844</text:p>
          </table:table-cell>
          <table:table-cell table:style-name="ce25" table:formula="of:=STDEV([.H13:.AB13])" office:value-type="float" office:value="0.749603069567329" calcext:value-type="float">
            <text:p>0,74960306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Asignatura</text:p>
          </table:table-cell>
          <table:table-cell table:formula="of:=MIN([.H14:.AB14])" office:value-type="float" office:value="1" calcext:value-type="float">
            <text:p>1</text:p>
          </table:table-cell>
          <table:table-cell table:formula="of:=MAX([.H14:.AB14])" office:value-type="float" office:value="4" calcext:value-type="float">
            <text:p>4</text:p>
          </table:table-cell>
          <table:table-cell table:style-name="ce23" table:formula="of:=GEOMEAN([.H14:.AB14] )" office:value-type="float" office:value="2.15522885553986" calcext:value-type="float">
            <text:p>2,1552288555</text:p>
          </table:table-cell>
          <table:table-cell table:formula="of:=STDEV([.H14:.AB14])" office:value-type="float" office:value="0.856348838577675" calcext:value-type="float">
            <text:p>0,8563488386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4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Profesor</text:p>
          </table:table-cell>
          <table:table-cell table:style-name="ce15" table:formula="of:=MIN([.H15:.AB15])" office:value-type="float" office:value="1" calcext:value-type="float">
            <text:p>1</text:p>
          </table:table-cell>
          <table:table-cell table:style-name="ce20" table:formula="of:=MAX([.H15:.AB15])" office:value-type="float" office:value="4" calcext:value-type="float">
            <text:p>4</text:p>
          </table:table-cell>
          <table:table-cell table:formula="of:=GEOMEAN([.H15:.AB15] )" office:value-type="float" office:value="1.86759489195134" calcext:value-type="float">
            <text:p>1,867594892</text:p>
          </table:table-cell>
          <table:table-cell table:style-name="ce25" table:formula="of:=STDEV([.H15:.AB15])" office:value-type="float" office:value="0.864649667564296" calcext:value-type="float">
            <text:p>0,86464966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0" office:value-type="string" calcext:value-type="string">
            <text:p>Asignatura</text:p>
          </table:table-cell>
          <table:table-cell table:formula="of:=MIN([.H16:.AB16])" office:value-type="float" office:value="1" calcext:value-type="float">
            <text:p>1</text:p>
          </table:table-cell>
          <table:table-cell table:formula="of:=MAX([.H16:.AB16])" office:value-type="float" office:value="4" calcext:value-type="float">
            <text:p>4</text:p>
          </table:table-cell>
          <table:table-cell table:style-name="ce23" table:formula="of:=GEOMEAN([.H16:.AB16] )" office:value-type="float" office:value="2.4594185243188" calcext:value-type="float">
            <text:p>2,4594185243</text:p>
          </table:table-cell>
          <table:table-cell table:formula="of:=STDEV([.H16:.AB16])" office:value-type="float" office:value="0.864649667564296" calcext:value-type="float">
            <text:p>0,8646496676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4"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Profesor</text:p>
          </table:table-cell>
          <table:table-cell table:style-name="ce15" table:formula="of:=MIN([.H17:.AB17])" office:value-type="float" office:value="1" calcext:value-type="float">
            <text:p>1</text:p>
          </table:table-cell>
          <table:table-cell table:style-name="ce20" table:formula="of:=MAX([.H17:.AB17])" office:value-type="float" office:value="4" calcext:value-type="float">
            <text:p>4</text:p>
          </table:table-cell>
          <table:table-cell table:formula="of:=GEOMEAN([.H17:.AB17] )" office:value-type="float" office:value="2.25827911634909" calcext:value-type="float">
            <text:p>2,2582791163</text:p>
          </table:table-cell>
          <table:table-cell table:style-name="ce25" table:formula="of:=STDEV([.H17:.AB17])" office:value-type="float" office:value="0.870139561876632" calcext:value-type="float">
            <text:p>0,870139561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0" office:value-type="string" calcext:value-type="string">
            <text:p>Asignatura</text:p>
          </table:table-cell>
          <table:table-cell table:formula="of:=MIN([.H18:.AB18])" office:value-type="float" office:value="1" calcext:value-type="float">
            <text:p>1</text:p>
          </table:table-cell>
          <table:table-cell table:formula="of:=MAX([.H18:.AB18])" office:value-type="float" office:value="4" calcext:value-type="float">
            <text:p>4</text:p>
          </table:table-cell>
          <table:table-cell table:style-name="ce23" table:formula="of:=GEOMEAN([.H18:.AB18] )" office:value-type="float" office:value="2.28942848510666" calcext:value-type="float">
            <text:p>2,2894284851</text:p>
          </table:table-cell>
          <table:table-cell table:formula="of:=STDEV([.H18:.AB18])" office:value-type="float" office:value="0.810643483377778" calcext:value-type="float">
            <text:p>0,8106434834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5"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Asignatura</text:p>
          </table:table-cell>
          <table:table-cell table:style-name="ce15" table:formula="of:=MIN([.H19:.AB19])" office:value-type="float" office:value="1" calcext:value-type="float">
            <text:p>1</text:p>
          </table:table-cell>
          <table:table-cell table:style-name="ce20" table:formula="of:=MAX([.H19:.AB19])" office:value-type="float" office:value="4" calcext:value-type="float">
            <text:p>4</text:p>
          </table:table-cell>
          <table:table-cell table:formula="of:=GEOMEAN([.H19:.AB19] )" office:value-type="float" office:value="2.64203032202626" calcext:value-type="float">
            <text:p>2,642030322</text:p>
          </table:table-cell>
          <table:table-cell table:style-name="ce25" table:formula="of:=STDEV([.H19:.AB19])" office:value-type="float" office:value="0.963624111659432" calcext:value-type="float">
            <text:p>0,9636241117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0" office:value-type="string" calcext:value-type="string">
            <text:p>Asignatura</text:p>
          </table:table-cell>
          <table:table-cell table:formula="of:=MIN([.H20:.AB20])" office:value-type="float" office:value="1" calcext:value-type="float">
            <text:p>1</text:p>
          </table:table-cell>
          <table:table-cell table:formula="of:=MAX([.H20:.AB20])" office:value-type="float" office:value="4" calcext:value-type="float">
            <text:p>4</text:p>
          </table:table-cell>
          <table:table-cell table:style-name="ce23" table:formula="of:=GEOMEAN([.H20:.AB20] )" office:value-type="float" office:value="3.03941829771187" calcext:value-type="float">
            <text:p>3,0394182977</text:p>
          </table:table-cell>
          <table:table-cell table:formula="of:=STDEV([.H20:.AB20])" office:value-type="float" office:value="0.943650459903555" calcext:value-type="float">
            <text:p>0,9436504599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Profesor</text:p>
          </table:table-cell>
          <table:table-cell table:style-name="ce15" table:formula="of:=MIN([.H21:.AB21])" office:value-type="float" office:value="1" calcext:value-type="float">
            <text:p>1</text:p>
          </table:table-cell>
          <table:table-cell table:style-name="ce20" table:formula="of:=MAX([.H21:.AB21])" office:value-type="float" office:value="4" calcext:value-type="float">
            <text:p>4</text:p>
          </table:table-cell>
          <table:table-cell table:formula="of:=GEOMEAN([.H21:.AB21] )" office:value-type="float" office:value="2.66349218504762" calcext:value-type="float">
            <text:p>2,663492185</text:p>
          </table:table-cell>
          <table:table-cell table:style-name="ce25" table:formula="of:=STDEV([.H21:.AB21])" office:value-type="float" office:value="0.963624111659432" calcext:value-type="float">
            <text:p>0,9636241117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0" office:value-type="string" calcext:value-type="string">
            <text:p>Asignatura</text:p>
          </table:table-cell>
          <table:table-cell table:formula="of:=MIN([.H22:.AB22])" office:value-type="float" office:value="2" calcext:value-type="float">
            <text:p>2</text:p>
          </table:table-cell>
          <table:table-cell table:formula="of:=MAX([.H22:.AB22])" office:value-type="float" office:value="4" calcext:value-type="float">
            <text:p>4</text:p>
          </table:table-cell>
          <table:table-cell table:style-name="ce23" table:formula="of:=GEOMEAN([.H22:.AB22] )" office:value-type="float" office:value="2.67847292833373" calcext:value-type="float">
            <text:p>2,6784729283</text:p>
          </table:table-cell>
          <table:table-cell table:formula="of:=STDEV([.H22:.AB22])" office:value-type="float" office:value="0.700340053457026" calcext:value-type="float">
            <text:p>0,7003400535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4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Asignatura</text:p>
          </table:table-cell>
          <table:table-cell table:style-name="ce15" table:formula="of:=MIN([.H23:.AB23])" office:value-type="float" office:value="1" calcext:value-type="float">
            <text:p>1</text:p>
          </table:table-cell>
          <table:table-cell table:style-name="ce20" table:formula="of:=MAX([.H23:.AB23])" office:value-type="float" office:value="4" calcext:value-type="float">
            <text:p>4</text:p>
          </table:table-cell>
          <table:table-cell table:formula="of:=GEOMEAN([.H23:.AB23] )" office:value-type="float" office:value="2.43198432266018" calcext:value-type="float">
            <text:p>2,4319843227</text:p>
          </table:table-cell>
          <table:table-cell table:style-name="ce25" table:formula="of:=STDEV([.H23:.AB23])" office:value-type="float" office:value="0.973457265430305" calcext:value-type="float">
            <text:p>0,973457265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0" office:value-type="string" calcext:value-type="string">
            <text:p>Profesor</text:p>
          </table:table-cell>
          <table:table-cell table:formula="of:=MIN([.H24:.AB24])" office:value-type="float" office:value="1" calcext:value-type="float">
            <text:p>1</text:p>
          </table:table-cell>
          <table:table-cell table:formula="of:=MAX([.H24:.AB24])" office:value-type="float" office:value="4" calcext:value-type="float">
            <text:p>4</text:p>
          </table:table-cell>
          <table:table-cell table:style-name="ce23" table:formula="of:=GEOMEAN([.H24:.AB24] )" office:value-type="float" office:value="2.76835654165295" calcext:value-type="float">
            <text:p>2,7683565417</text:p>
          </table:table-cell>
          <table:table-cell table:formula="of:=STDEV([.H24:.AB24])" office:value-type="float" office:value="0.920662287496912" calcext:value-type="float">
            <text:p>0,9206622875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3"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Profesor</text:p>
          </table:table-cell>
          <table:table-cell table:style-name="ce15" table:formula="of:=MIN([.H25:.AB25])" office:value-type="float" office:value="1" calcext:value-type="float">
            <text:p>1</text:p>
          </table:table-cell>
          <table:table-cell table:style-name="ce20" table:formula="of:=MAX([.H25:.AB25])" office:value-type="float" office:value="4" calcext:value-type="float">
            <text:p>4</text:p>
          </table:table-cell>
          <table:table-cell table:formula="of:=GEOMEAN([.H25:.AB25] )" office:value-type="float" office:value="2.59150767607883" calcext:value-type="float">
            <text:p>2,5915076761</text:p>
          </table:table-cell>
          <table:table-cell table:style-name="ce25" table:formula="of:=STDEV([.H25:.AB25])" office:value-type="float" office:value="0.980767435177556" calcext:value-type="float">
            <text:p>0,98076743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10" office:value-type="string" calcext:value-type="string">
            <text:p>Asignatura</text:p>
          </table:table-cell>
          <table:table-cell table:formula="of:=MIN([.H26:.AB26])" office:value-type="float" office:value="1" calcext:value-type="float">
            <text:p>1</text:p>
          </table:table-cell>
          <table:table-cell table:formula="of:=MAX([.H26:.AB26])" office:value-type="float" office:value="4" calcext:value-type="float">
            <text:p>4</text:p>
          </table:table-cell>
          <table:table-cell table:style-name="ce23" table:formula="of:=GEOMEAN([.H26:.AB26] )" office:value-type="float" office:value="2.28942848510666" calcext:value-type="float">
            <text:p>2,2894284851</text:p>
          </table:table-cell>
          <table:table-cell table:formula="of:=STDEV([.H26:.AB26])" office:value-type="float" office:value="1.12122382116278" calcext:value-type="float">
            <text:p>1,121223821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content-validation-name="val1" office:value-type="string" calcext:value-type="string">
            <text:p>Asignatura</text:p>
          </table:table-cell>
          <table:table-cell table:style-name="ce15" table:formula="of:=MIN([.H27:.AB27])" office:value-type="float" office:value="1" calcext:value-type="float">
            <text:p>1</text:p>
          </table:table-cell>
          <table:table-cell table:style-name="ce20" table:formula="of:=MAX([.H27:.AB27])" office:value-type="float" office:value="4" calcext:value-type="float">
            <text:p>4</text:p>
          </table:table-cell>
          <table:table-cell table:formula="of:=GEOMEAN([.H27:.AB27] )" office:value-type="float" office:value="3.05651342774932" calcext:value-type="float">
            <text:p>3,0565134277</text:p>
          </table:table-cell>
          <table:table-cell table:style-name="ce25" table:formula="of:=STDEV([.H27:.AB27])" office:value-type="float" office:value="0.813575295780767" calcext:value-type="float">
            <text:p>0,8135752958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10" office:value-type="string" calcext:value-type="string">
            <text:p>Asignatura</text:p>
          </table:table-cell>
          <table:table-cell table:formula="of:=MIN([.H28:.AB28])" office:value-type="float" office:value="1" calcext:value-type="float">
            <text:p>1</text:p>
          </table:table-cell>
          <table:table-cell table:formula="of:=MAX([.H28:.AB28])" office:value-type="float" office:value="4" calcext:value-type="float">
            <text:p>4</text:p>
          </table:table-cell>
          <table:table-cell table:style-name="ce23" table:formula="of:=GEOMEAN([.H28:.AB28] )" office:value-type="float" office:value="2.71541820243551" calcext:value-type="float">
            <text:p>2,7154182024</text:p>
          </table:table-cell>
          <table:table-cell table:formula="of:=STDEV([.H28:.AB28])" office:value-type="float" office:value="0.943650459903555" calcext:value-type="float">
            <text:p>0,9436504599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Profesor</text:p>
          </table:table-cell>
          <table:table-cell table:style-name="ce15" table:formula="of:=MIN([.H29:.AB29])" office:value-type="float" office:value="1" calcext:value-type="float">
            <text:p>1</text:p>
          </table:table-cell>
          <table:table-cell table:style-name="ce20" table:formula="of:=MAX([.H29:.AB29])" office:value-type="float" office:value="4" calcext:value-type="float">
            <text:p>4</text:p>
          </table:table-cell>
          <table:table-cell table:formula="of:=GEOMEAN([.H29:.AB29] )" office:value-type="float" office:value="2.36039153716273" calcext:value-type="float">
            <text:p>2,3603915372</text:p>
          </table:table-cell>
          <table:table-cell table:style-name="ce25" table:formula="of:=STDEV([.H29:.AB29])" office:value-type="float" office:value="0.813575295780767" calcext:value-type="float">
            <text:p>0,8135752958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0" office:value-type="string" calcext:value-type="string">
            <text:p>Profesor</text:p>
          </table:table-cell>
          <table:table-cell table:formula="of:=MIN([.H30:.AB30])" office:value-type="float" office:value="1" calcext:value-type="float">
            <text:p>1</text:p>
          </table:table-cell>
          <table:table-cell table:formula="of:=MAX([.H30:.AB30])" office:value-type="float" office:value="4" calcext:value-type="float">
            <text:p>4</text:p>
          </table:table-cell>
          <table:table-cell table:style-name="ce23" table:formula="of:=GEOMEAN([.H30:.AB30] )" office:value-type="float" office:value="2.39294938436198" calcext:value-type="float">
            <text:p>2,3929493844</text:p>
          </table:table-cell>
          <table:table-cell table:formula="of:=STDEV([.H30:.AB30])" office:value-type="float" office:value="0.870139561876632" calcext:value-type="float">
            <text:p>0,8701395619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4"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Asignatura</text:p>
          </table:table-cell>
          <table:table-cell table:style-name="ce15" table:formula="of:=MIN([.H31:.AB31])" office:value-type="float" office:value="1" calcext:value-type="float">
            <text:p>1</text:p>
          </table:table-cell>
          <table:table-cell table:style-name="ce20" table:formula="of:=MAX([.H31:.AB31])" office:value-type="float" office:value="4" calcext:value-type="float">
            <text:p>4</text:p>
          </table:table-cell>
          <table:table-cell table:formula="of:=GEOMEAN([.H31:.AB31] )" office:value-type="float" office:value="2.47325146054919" calcext:value-type="float">
            <text:p>2,4732514605</text:p>
          </table:table-cell>
          <table:table-cell table:style-name="ce25" table:formula="of:=STDEV([.H31:.AB31])" office:value-type="float" office:value="0.676123403782813" calcext:value-type="float">
            <text:p>0,6761234038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10" office:value-type="string" calcext:value-type="string">
            <text:p>Asignatura</text:p>
          </table:table-cell>
          <table:table-cell table:formula="of:=MIN([.H32:.AB32])" office:value-type="float" office:value="2" calcext:value-type="float">
            <text:p>2</text:p>
          </table:table-cell>
          <table:table-cell table:formula="of:=MAX([.H32:.AB32])" office:value-type="float" office:value="4" calcext:value-type="float">
            <text:p>4</text:p>
          </table:table-cell>
          <table:table-cell table:style-name="ce23" table:formula="of:=GEOMEAN([.H32:.AB32] )" office:value-type="float" office:value="3.14141443741407" calcext:value-type="float">
            <text:p>3,1414144374</text:p>
          </table:table-cell>
          <table:table-cell table:formula="of:=STDEV([.H32:.AB32])" office:value-type="float" office:value="0.768424485864545" calcext:value-type="float">
            <text:p>0,7684244859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number-columns-repeated="4"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content-validation-name="val1" office:value-type="string" calcext:value-type="string">
            <text:p>Asignatura</text:p>
          </table:table-cell>
          <table:table-cell table:style-name="ce15" table:formula="of:=MIN([.H33:.AB33])" office:value-type="float" office:value="1" calcext:value-type="float">
            <text:p>1</text:p>
          </table:table-cell>
          <table:table-cell table:style-name="ce20" table:formula="of:=MAX([.H33:.AB33])" office:value-type="float" office:value="4" calcext:value-type="float">
            <text:p>4</text:p>
          </table:table-cell>
          <table:table-cell table:formula="of:=GEOMEAN([.H33:.AB33] )" office:value-type="float" office:value="2.08525240772649" calcext:value-type="float">
            <text:p>2,0852524077</text:p>
          </table:table-cell>
          <table:table-cell table:style-name="ce25" table:formula="of:=STDEV([.H33:.AB33])" office:value-type="float" office:value="1.01653004546513" calcext:value-type="float">
            <text:p>1,01653004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10" office:value-type="string" calcext:value-type="string">
            <text:p>Asignatura</text:p>
          </table:table-cell>
          <table:table-cell table:formula="of:=MIN([.H34:.AB34])" office:value-type="float" office:value="1" calcext:value-type="float">
            <text:p>1</text:p>
          </table:table-cell>
          <table:table-cell table:formula="of:=MAX([.H34:.AB34])" office:value-type="float" office:value="4" calcext:value-type="float">
            <text:p>4</text:p>
          </table:table-cell>
          <table:table-cell table:style-name="ce23" table:formula="of:=GEOMEAN([.H34:.AB34] )" office:value-type="float" office:value="2.79084458366969" calcext:value-type="float">
            <text:p>2,7908445837</text:p>
          </table:table-cell>
          <table:table-cell table:formula="of:=STDEV([.H34:.AB34])" office:value-type="float" office:value="0.920662287496912" calcext:value-type="float">
            <text:p>0,9206622875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Profesor</text:p>
          </table:table-cell>
          <table:table-cell table:style-name="ce15" table:formula="of:=MIN([.H35:.AB35])" office:value-type="float" office:value="1" calcext:value-type="float">
            <text:p>1</text:p>
          </table:table-cell>
          <table:table-cell table:style-name="ce20" table:formula="of:=MAX([.H35:.AB35])" office:value-type="float" office:value="4" calcext:value-type="float">
            <text:p>4</text:p>
          </table:table-cell>
          <table:table-cell table:formula="of:=GEOMEAN([.H35:.AB35] )" office:value-type="float" office:value="2.41238790157961" calcext:value-type="float">
            <text:p>2,4123879016</text:p>
          </table:table-cell>
          <table:table-cell table:style-name="ce25" table:formula="of:=STDEV([.H35:.AB35])" office:value-type="float" office:value="0.973457265430305" calcext:value-type="float">
            <text:p>0,9734572654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10" office:value-type="string" calcext:value-type="string">
            <text:p>Asignatura</text:p>
          </table:table-cell>
          <table:table-cell table:formula="of:=MIN([.H36:.AB36])" office:value-type="float" office:value="1" calcext:value-type="float">
            <text:p>1</text:p>
          </table:table-cell>
          <table:table-cell table:formula="of:=MAX([.H36:.AB36])" office:value-type="float" office:value="4" calcext:value-type="float">
            <text:p>4</text:p>
          </table:table-cell>
          <table:table-cell table:style-name="ce23" table:formula="of:=GEOMEAN([.H36:.AB36] )" office:value-type="float" office:value="2.34718982834616" calcext:value-type="float">
            <text:p>2,3471898283</text:p>
          </table:table-cell>
          <table:table-cell table:formula="of:=STDEV([.H36:.AB36])" office:value-type="float" office:value="0.872871560943969" calcext:value-type="float">
            <text:p>0,8728715609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Asignatura</text:p>
          </table:table-cell>
          <table:table-cell table:style-name="ce15" table:formula="of:=MIN([.H37:.AB37])" office:value-type="float" office:value="1" calcext:value-type="float">
            <text:p>1</text:p>
          </table:table-cell>
          <table:table-cell table:style-name="ce20" table:formula="of:=MAX([.H37:.AB37])" office:value-type="float" office:value="4" calcext:value-type="float">
            <text:p>4</text:p>
          </table:table-cell>
          <table:table-cell table:formula="of:=GEOMEAN([.H37:.AB37] )" office:value-type="float" office:value="2.93344477840835" calcext:value-type="float">
            <text:p>2,9334447784</text:p>
          </table:table-cell>
          <table:table-cell table:style-name="ce25" table:formula="of:=STDEV([.H37:.AB37])" office:value-type="float" office:value="0.740012869900955" calcext:value-type="float">
            <text:p>0,740012869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10" office:value-type="string" calcext:value-type="string">
            <text:p>Asignatura</text:p>
          </table:table-cell>
          <table:table-cell table:formula="of:=MIN([.H38:.AB38])" office:value-type="float" office:value="1" calcext:value-type="float">
            <text:p>1</text:p>
          </table:table-cell>
          <table:table-cell table:formula="of:=MAX([.H38:.AB38])" office:value-type="float" office:value="4" calcext:value-type="float">
            <text:p>4</text:p>
          </table:table-cell>
          <table:table-cell table:style-name="ce23" table:formula="of:=GEOMEAN([.H38:.AB38] )" office:value-type="float" office:value="2.86836608932374" calcext:value-type="float">
            <text:p>2,8683660893</text:p>
          </table:table-cell>
          <table:table-cell table:formula="of:=STDEV([.H38:.AB38])" office:value-type="float" office:value="1.04425867986634" calcext:value-type="float">
            <text:p>1,0442586799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number-columns-repeated="4"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Asignatura</text:p>
          </table:table-cell>
          <table:table-cell table:style-name="ce15" table:formula="of:=MIN([.H39:.AB39])" office:value-type="float" office:value="1" calcext:value-type="float">
            <text:p>1</text:p>
          </table:table-cell>
          <table:table-cell table:style-name="ce20" table:formula="of:=MAX([.H39:.AB39])" office:value-type="float" office:value="4" calcext:value-type="float">
            <text:p>4</text:p>
          </table:table-cell>
          <table:table-cell table:formula="of:=GEOMEAN([.H39:.AB39] )" office:value-type="float" office:value="2.75287307783436" calcext:value-type="float">
            <text:p>2,7528730778</text:p>
          </table:table-cell>
          <table:table-cell table:style-name="ce25" table:formula="of:=STDEV([.H39:.AB39])" office:value-type="float" office:value="0.889087279447969" calcext:value-type="float">
            <text:p>0,88908727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10" office:value-type="string" calcext:value-type="string">
            <text:p>Asignatura</text:p>
          </table:table-cell>
          <table:table-cell table:formula="of:=MIN([.H40:.AB40])" office:value-type="float" office:value="1" calcext:value-type="float">
            <text:p>1</text:p>
          </table:table-cell>
          <table:table-cell table:formula="of:=MAX([.H40:.AB40])" office:value-type="float" office:value="4" calcext:value-type="float">
            <text:p>4</text:p>
          </table:table-cell>
          <table:table-cell table:style-name="ce23" table:formula="of:=GEOMEAN([.H40:.AB40] )" office:value-type="float" office:value="2.5706258491769" calcext:value-type="float">
            <text:p>2,5706258492</text:p>
          </table:table-cell>
          <table:table-cell table:formula="of:=STDEV([.H40:.AB40])" office:value-type="float" office:value="0.783763812819726" calcext:value-type="float">
            <text:p>0,783763812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9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content-validation-name="val1" office:value-type="string" calcext:value-type="string">
            <text:p>Asignatura</text:p>
          </table:table-cell>
          <table:table-cell table:style-name="ce15" table:formula="of:=MIN([.H41:.AB41])" office:value-type="float" office:value="1" calcext:value-type="float">
            <text:p>1</text:p>
          </table:table-cell>
          <table:table-cell table:style-name="ce20" table:formula="of:=MAX([.H41:.AB41])" office:value-type="float" office:value="4" calcext:value-type="float">
            <text:p>4</text:p>
          </table:table-cell>
          <table:table-cell table:formula="of:=GEOMEAN([.H41:.AB41] )" office:value-type="float" office:value="1.91471354636141" calcext:value-type="float">
            <text:p>1,9147135464</text:p>
          </table:table-cell>
          <table:table-cell table:style-name="ce25" table:formula="of:=STDEV([.H41:.AB41])" office:value-type="float" office:value="0.963624111659432" calcext:value-type="float">
            <text:p>0,9636241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10" office:value-type="string" calcext:value-type="string">
            <text:p>Asignatura</text:p>
          </table:table-cell>
          <table:table-cell table:formula="of:=MIN([.H42:.AB42])" office:value-type="float" office:value="1" calcext:value-type="float">
            <text:p>1</text:p>
          </table:table-cell>
          <table:table-cell table:formula="of:=MAX([.H42:.AB42])" office:value-type="float" office:value="4" calcext:value-type="float">
            <text:p>4</text:p>
          </table:table-cell>
          <table:table-cell table:style-name="ce23" table:formula="of:=GEOMEAN([.H42:.AB42] )" office:value-type="float" office:value="2.54195115748135" calcext:value-type="float">
            <text:p>2,5419511575</text:p>
          </table:table-cell>
          <table:table-cell table:formula="of:=STDEV([.H42:.AB42])" office:value-type="float" office:value="0.995226703056238" calcext:value-type="float">
            <text:p>0,995226703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4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content-validation-name="val1" office:value-type="string" calcext:value-type="string">
            <text:p>Asignatura</text:p>
          </table:table-cell>
          <table:table-cell table:style-name="ce15" table:formula="of:=MIN([.H43:.AB43])" office:value-type="float" office:value="1" calcext:value-type="float">
            <text:p>1</text:p>
          </table:table-cell>
          <table:table-cell table:style-name="ce20" table:formula="of:=MAX([.H43:.AB43])" office:value-type="float" office:value="4" calcext:value-type="float">
            <text:p>4</text:p>
          </table:table-cell>
          <table:table-cell table:formula="of:=GEOMEAN([.H43:.AB43] )" office:value-type="float" office:value="2.71541820243551" calcext:value-type="float">
            <text:p>2,7154182024</text:p>
          </table:table-cell>
          <table:table-cell table:style-name="ce25" table:formula="of:=STDEV([.H43:.AB43])" office:value-type="float" office:value="0.853563956930837" calcext:value-type="float">
            <text:p>0,853563956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10" office:value-type="string" calcext:value-type="string">
            <text:p>Asignatura</text:p>
          </table:table-cell>
          <table:table-cell table:formula="of:=MIN([.H44:.AB44])" office:value-type="float" office:value="1" calcext:value-type="float">
            <text:p>1</text:p>
          </table:table-cell>
          <table:table-cell table:formula="of:=MAX([.H44:.AB44])" office:value-type="float" office:value="4" calcext:value-type="float">
            <text:p>4</text:p>
          </table:table-cell>
          <table:table-cell table:style-name="ce23" table:formula="of:=GEOMEAN([.H44:.AB44] )" office:value-type="float" office:value="2.64203032202626" calcext:value-type="float">
            <text:p>2,642030322</text:p>
          </table:table-cell>
          <table:table-cell table:formula="of:=STDEV([.H44:.AB44])" office:value-type="float" office:value="0.768424485864545" calcext:value-type="float">
            <text:p>0,7684244859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3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6" table:style-name="ce19" office:value-type="float" office:value="3" calcext:value-type="float">
            <text:p>3</text:p>
          </table:table-cell>
          <table:table-cell table:number-columns-repeated="3"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11" table:content-validation-name="val1" office:value-type="string" calcext:value-type="string">
            <text:p>Asignatura</text:p>
          </table:table-cell>
          <table:table-cell table:style-name="ce16" table:formula="of:=MIN([.H45:.AB45])" office:value-type="float" office:value="1" calcext:value-type="float">
            <text:p>1</text:p>
          </table:table-cell>
          <table:table-cell table:style-name="ce21" table:formula="of:=MAX([.H45:.AB45])" office:value-type="float" office:value="4" calcext:value-type="float">
            <text:p>4</text:p>
          </table:table-cell>
          <table:table-cell table:style-name="ce21" table:formula="of:=GEOMEAN([.H45:.AB45])" office:value-type="float" office:value="2.04537683619036" calcext:value-type="float">
            <text:p>2,0453768362</text:p>
          </table:table-cell>
          <table:table-cell table:style-name="ce26" table:formula="of:=STDEV([.H45:.AB45])" office:value-type="float" office:value="1.00711752754369" calcext:value-type="float">
            <text:p>1,0071175275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3"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number-columns-repeated="3"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13:51:10.49953586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7T15:39:51.845991485</meta:creation-date>
    <dc:date>2015-03-30T13:56:25.943302984</dc:date>
    <meta:editing-duration>PT1H41M19S</meta:editing-duration>
    <meta:editing-cycles>26</meta:editing-cycles>
    <meta:generator>LibreOffice/4.4.1.2$Linux_X86_64 LibreOffice_project/40m0$Build-2</meta:generator>
    <meta:document-statistic meta:table-count="1" meta:cell-count="10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" chart:interval-major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06cm" svg:height="9cm" xlink:href=".." xlink:type="simple" chart:class="chart:line" chart:style-name="ch1">
        <chart:title svg:x="11.327cm" svg:y="0.316cm" chart:style-name="ch2">
          <text:p>Resultados de la encuesta</text:p>
        </chart:title>
        <chart:legend chart:legend-position="end" svg:x="24.07cm" svg:y="3.454cm" style:legend-expansion="high" chart:style-name="ch3"/>
        <chart:plot-area chart:style-name="ch4" table:cell-range-address="Hoja1.C5:Hoja1.F45" chart:data-source-has-labels="row" svg:x="1.572cm" svg:y="1.301cm" svg:width="21.937cm" svg:height="6.538cm">
          <chartooo:coordinate-region svg:x="2.008cm" svg:y="1.5cm" svg:width="21.314cm" svg:height="5.692cm"/>
          <chart:axis chart:dimension="x" chart:name="primary-x" chart:style-name="ch5">
            <chart:title svg:x="11.755cm" svg:y="8.019cm" chart:style-name="ch6">
              <text:p>preguntas</text:p>
            </chart:title>
          </chart:axis>
          <chart:axis chart:dimension="y" chart:name="primary-y" chart:style-name="ch7">
            <chart:title svg:x="0.451cm" svg:y="5.156cm" chart:style-name="ch8">
              <text:p>valores</text:p>
            </chart:title>
            <chart:grid chart:style-name="ch9" chart:class="major"/>
          </chart:axis>
          <chart:series chart:style-name="ch10" chart:values-cell-range-address="Hoja1.C6:Hoja1.C45" chart:label-cell-address="Hoja1.C5:Hoja1.C5" chart:class="chart:line">
            <chart:data-point chart:repeated="40"/>
          </chart:series>
          <chart:series chart:style-name="ch11" chart:values-cell-range-address="Hoja1.D6:Hoja1.D45" chart:label-cell-address="Hoja1.D5:Hoja1.D5" chart:class="chart:line">
            <chart:data-point chart:repeated="40"/>
          </chart:series>
          <chart:series chart:style-name="ch12" chart:values-cell-range-address="Hoja1.E6:Hoja1.E45" chart:label-cell-address="Hoja1.E5:Hoja1.E5" chart:class="chart:line">
            <chart:data-point chart:repeated="40"/>
          </chart:series>
          <chart:series chart:style-name="ch13" chart:values-cell-range-address="Hoja1.F6:Hoja1.F45" chart:label-cell-address="Hoja1.F5:Hoja1.F5" chart:class="chart:line"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ínimo</text:p>
                <draw:g>
                  <svg:desc>Hoja1.C5:Hoja1.C5</svg:desc>
                </draw:g>
              </table:table-cell>
              <table:table-cell office:value-type="string">
                <text:p>Máximo</text:p>
                <draw:g>
                  <svg:desc>Hoja1.D5:Hoja1.D5</svg:desc>
                </draw:g>
              </table:table-cell>
              <table:table-cell office:value-type="string">
                <text:p>Media</text:p>
                <draw:g>
                  <svg:desc>Hoja1.E5:Hoja1.E5</svg:desc>
                </draw:g>
              </table:table-cell>
              <table:table-cell office:value-type="string">
                <text:p>Desviación típica</text:p>
                <draw:g>
                  <svg:desc>Hoja1.F5:Hoja1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Hoja1.C6:Hoja1.C45</svg:desc>
                </draw:g>
              </table:table-cell>
              <table:table-cell office:value-type="float" office:value="4">
                <text:p>4</text:p>
                <draw:g>
                  <svg:desc>Hoja1.D6:Hoja1.D45</svg:desc>
                </draw:g>
              </table:table-cell>
              <table:table-cell office:value-type="float" office:value="2.97390698366504">
                <text:p>2.97390698366504</text:p>
                <draw:g>
                  <svg:desc>Hoja1.E6:Hoja1.E45</svg:desc>
                </draw:g>
              </table:table-cell>
              <table:table-cell office:value-type="float" office:value="0.669043382464133">
                <text:p>0.669043382464133</text:p>
                <draw:g>
                  <svg:desc>Hoja1.F6:Hoja1.F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39889537623885">
                <text:p>2.39889537623885</text:p>
              </table:table-cell>
              <table:table-cell office:value-type="float" office:value="1.11055541659718">
                <text:p>1.110555416597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36039153716273">
                <text:p>2.36039153716273</text:p>
              </table:table-cell>
              <table:table-cell office:value-type="float" office:value="0.813575295780767">
                <text:p>0.8135752957807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55624829638412">
                <text:p>2.55624829638412</text:p>
              </table:table-cell>
              <table:table-cell office:value-type="float" office:value="0.943650459903555">
                <text:p>0.9436504599035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33406195690484">
                <text:p>2.33406195690484</text:p>
              </table:table-cell>
              <table:table-cell office:value-type="float" office:value="0.813575295780767">
                <text:p>0.8135752957807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.95689220263223">
                <text:p>1.95689220263223</text:p>
              </table:table-cell>
              <table:table-cell office:value-type="float" office:value="0.768424485864545">
                <text:p>0.7684244858645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.94112397450067">
                <text:p>1.94112397450067</text:p>
              </table:table-cell>
              <table:table-cell office:value-type="float" office:value="0.768424485864545">
                <text:p>0.7684244858645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39294938436198">
                <text:p>2.39294938436198</text:p>
              </table:table-cell>
              <table:table-cell office:value-type="float" office:value="0.749603069567329">
                <text:p>0.7496030695673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15522885553986">
                <text:p>2.15522885553986</text:p>
              </table:table-cell>
              <table:table-cell office:value-type="float" office:value="0.856348838577675">
                <text:p>0.8563488385776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.86759489195134">
                <text:p>1.86759489195134</text:p>
              </table:table-cell>
              <table:table-cell office:value-type="float" office:value="0.864649667564296">
                <text:p>0.8646496675642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4594185243188">
                <text:p>2.4594185243188</text:p>
              </table:table-cell>
              <table:table-cell office:value-type="float" office:value="0.864649667564296">
                <text:p>0.8646496675642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25827911634909">
                <text:p>2.25827911634909</text:p>
              </table:table-cell>
              <table:table-cell office:value-type="float" office:value="0.870139561876632">
                <text:p>0.8701395618766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28942848510666">
                <text:p>2.28942848510666</text:p>
              </table:table-cell>
              <table:table-cell office:value-type="float" office:value="0.810643483377778">
                <text:p>0.8106434833777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64203032202626">
                <text:p>2.64203032202626</text:p>
              </table:table-cell>
              <table:table-cell office:value-type="float" office:value="0.963624111659432">
                <text:p>0.9636241116594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03941829771187">
                <text:p>3.03941829771187</text:p>
              </table:table-cell>
              <table:table-cell office:value-type="float" office:value="0.943650459903555">
                <text:p>0.9436504599035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66349218504762">
                <text:p>2.66349218504762</text:p>
              </table:table-cell>
              <table:table-cell office:value-type="float" office:value="0.963624111659432">
                <text:p>0.9636241116594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.67847292833373">
                <text:p>2.67847292833373</text:p>
              </table:table-cell>
              <table:table-cell office:value-type="float" office:value="0.700340053457026">
                <text:p>0.7003400534570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43198432266018">
                <text:p>2.43198432266018</text:p>
              </table:table-cell>
              <table:table-cell office:value-type="float" office:value="0.973457265430305">
                <text:p>0.9734572654303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76835654165295">
                <text:p>2.76835654165295</text:p>
              </table:table-cell>
              <table:table-cell office:value-type="float" office:value="0.920662287496912">
                <text:p>0.9206622874969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59150767607883">
                <text:p>2.59150767607883</text:p>
              </table:table-cell>
              <table:table-cell office:value-type="float" office:value="0.980767435177556">
                <text:p>0.9807674351775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28942848510666">
                <text:p>2.28942848510666</text:p>
              </table:table-cell>
              <table:table-cell office:value-type="float" office:value="1.12122382116278">
                <text:p>1.121223821162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05651342774932">
                <text:p>3.05651342774932</text:p>
              </table:table-cell>
              <table:table-cell office:value-type="float" office:value="0.813575295780767">
                <text:p>0.8135752957807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71541820243551">
                <text:p>2.71541820243551</text:p>
              </table:table-cell>
              <table:table-cell office:value-type="float" office:value="0.943650459903555">
                <text:p>0.9436504599035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36039153716273">
                <text:p>2.36039153716273</text:p>
              </table:table-cell>
              <table:table-cell office:value-type="float" office:value="0.813575295780767">
                <text:p>0.8135752957807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39294938436198">
                <text:p>2.39294938436198</text:p>
              </table:table-cell>
              <table:table-cell office:value-type="float" office:value="0.870139561876632">
                <text:p>0.8701395618766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47325146054919">
                <text:p>2.47325146054919</text:p>
              </table:table-cell>
              <table:table-cell office:value-type="float" office:value="0.676123403782813">
                <text:p>0.6761234037828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14141443741407">
                <text:p>3.14141443741407</text:p>
              </table:table-cell>
              <table:table-cell office:value-type="float" office:value="0.768424485864545">
                <text:p>0.7684244858645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08525240772649">
                <text:p>2.08525240772649</text:p>
              </table:table-cell>
              <table:table-cell office:value-type="float" office:value="1.01653004546513">
                <text:p>1.016530045465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79084458366969">
                <text:p>2.79084458366969</text:p>
              </table:table-cell>
              <table:table-cell office:value-type="float" office:value="0.920662287496912">
                <text:p>0.9206622874969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41238790157961">
                <text:p>2.41238790157961</text:p>
              </table:table-cell>
              <table:table-cell office:value-type="float" office:value="0.973457265430305">
                <text:p>0.9734572654303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34718982834616">
                <text:p>2.34718982834616</text:p>
              </table:table-cell>
              <table:table-cell office:value-type="float" office:value="0.872871560943969">
                <text:p>0.8728715609439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93344477840835">
                <text:p>2.93344477840835</text:p>
              </table:table-cell>
              <table:table-cell office:value-type="float" office:value="0.740012869900955">
                <text:p>0.7400128699009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86836608932374">
                <text:p>2.86836608932374</text:p>
              </table:table-cell>
              <table:table-cell office:value-type="float" office:value="1.04425867986634">
                <text:p>1.044258679866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75287307783436">
                <text:p>2.75287307783436</text:p>
              </table:table-cell>
              <table:table-cell office:value-type="float" office:value="0.889087279447969">
                <text:p>0.8890872794479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5706258491769">
                <text:p>2.5706258491769</text:p>
              </table:table-cell>
              <table:table-cell office:value-type="float" office:value="0.783763812819726">
                <text:p>0.7837638128197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.91471354636141">
                <text:p>1.91471354636141</text:p>
              </table:table-cell>
              <table:table-cell office:value-type="float" office:value="0.963624111659432">
                <text:p>0.9636241116594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54195115748135">
                <text:p>2.54195115748135</text:p>
              </table:table-cell>
              <table:table-cell office:value-type="float" office:value="0.995226703056238">
                <text:p>0.9952267030562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71541820243551">
                <text:p>2.71541820243551</text:p>
              </table:table-cell>
              <table:table-cell office:value-type="float" office:value="0.853563956930837">
                <text:p>0.8535639569308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64203032202626">
                <text:p>2.64203032202626</text:p>
              </table:table-cell>
              <table:table-cell office:value-type="float" office:value="0.768424485864545">
                <text:p>0.7684244858645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04537683619036">
                <text:p>2.04537683619036</text:p>
              </table:table-cell>
              <table:table-cell office:value-type="float" office:value="1.00711752754369">
                <text:p>1.007117527543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